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5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7" style:family="paragraph" style:parent-style-name="Standard">
      <style:text-properties fo:font-size="10pt" officeooo:paragraph-rsid="002df151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9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3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4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7" style:family="paragraph" style:parent-style-name="Standard" style:list-style-name="L1">
      <style:text-properties fo:font-size="10pt" officeooo:rsid="00312425" officeooo:paragraph-rsid="00312425" style:font-size-asian="10pt" style:font-size-complex="10pt"/>
    </style:style>
    <style:style style:name="P18" style:family="paragraph" style:parent-style-name="Standard" style:list-style-name="L1">
      <style:text-properties fo:font-size="10pt" officeooo:paragraph-rsid="000ba387" style:font-size-asian="10pt" style:font-size-complex="10pt"/>
    </style:style>
    <style:style style:name="P19" style:family="paragraph" style:parent-style-name="Standard" style:list-style-name="L2">
      <style:text-properties fo:font-size="10pt" officeooo:rsid="000ba387" officeooo:paragraph-rsid="000f7376" style:font-size-asian="10pt" style:font-size-complex="10pt"/>
    </style:style>
    <style:style style:name="P20" style:family="paragraph" style:parent-style-name="Standard" style:list-style-name="L2">
      <style:text-properties fo:font-size="10pt" officeooo:rsid="000f7376" officeooo:paragraph-rsid="000f7376" style:font-size-asian="10pt" style:font-size-complex="10pt"/>
    </style:style>
    <style:style style:name="P21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22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officeooo:paragraph-rsid="000ba387"/>
    </style:style>
    <style:style style:name="P24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ba387" style:font-size-asian="12pt" style:font-size-complex="12pt"/>
    </style:style>
    <style:style style:name="T5" style:family="text">
      <style:text-properties fo:font-size="12pt" officeooo:rsid="000e7405" style:font-size-asian="12pt" style:font-size-complex="12pt"/>
    </style:style>
    <style:style style:name="T6" style:family="text">
      <style:text-properties fo:font-size="12pt" officeooo:rsid="001c14ff" style:font-size-asian="12pt" style:font-size-complex="12pt"/>
    </style:style>
    <style:style style:name="T7" style:family="text">
      <style:text-properties fo:font-size="12pt" officeooo:rsid="001fa4eb" style:font-size-asian="12pt" style:font-size-complex="12pt"/>
    </style:style>
    <style:style style:name="T8" style:family="text">
      <style:text-properties fo:font-size="12pt" officeooo:rsid="0027699d" style:font-size-asian="12pt" style:font-size-complex="12pt"/>
    </style:style>
    <style:style style:name="T9" style:family="text">
      <style:text-properties fo:font-size="12pt" officeooo:rsid="002dca67" style:font-size-asian="12pt" style:font-size-complex="12pt"/>
    </style:style>
    <style:style style:name="T10" style:family="text">
      <style:text-properties fo:font-size="12pt" officeooo:rsid="002df151" style:font-size-asian="12pt" style:font-size-complex="12pt"/>
    </style:style>
    <style:style style:name="T11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e7405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1d0a62"/>
    </style:style>
    <style:style style:name="T16" style:family="text">
      <style:text-properties style:text-underline-style="solid" style:text-underline-width="auto" style:text-underline-color="font-color" officeooo:rsid="0025d218"/>
    </style:style>
    <style:style style:name="T17" style:family="text">
      <style:text-properties style:text-underline-style="solid" style:text-underline-width="auto" style:text-underline-color="font-color" officeooo:rsid="002df151"/>
    </style:style>
    <style:style style:name="T18" style:family="text">
      <style:text-properties officeooo:rsid="00186b29"/>
    </style:style>
    <style:style style:name="T19" style:family="text">
      <style:text-properties officeooo:rsid="001fcfa4"/>
    </style:style>
    <style:style style:name="T20" style:family="text">
      <style:text-properties officeooo:rsid="000ba387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0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0">ΕΛΛΗΝΙΚΗ ΔΗΜΟΚΡΑΤΙΑ</text:p>
            <text:p text:style-name="P13"/>
            <text:p text:style-name="P10">ΥΠΟΥΡΓΕΙΟ ΠΑΙΔΕΙΑΣ</text:p>
            <text:p text:style-name="P10">ΕΡΕΥΝΑΣ ΚΑΙ ΘΡΗΣΚΕΥΜΑΤΩΝ</text:p>
            <text:p text:style-name="P10">ΠΕΡΙΦΕΡΕΙΑΚΗ Δ/ΝΣΗ Π/ΘΜΙΑΣ</text:p>
            <text:p text:style-name="P10">ΚΑΙ Δ/ΘΜΙΑΣ ΕΚΠ/ΣΗΣ ΚΡΗΤΗΣ</text:p>
            <text:p text:style-name="P10"/>
            <text:p text:style-name="P10">Δ/ΝΣΗ Δ/ΘΜΙΑΣ ΕΚΠ/ΣΗΣ Ν.ΗΡΑΚΛΕΙΟΥ</text:p>
            <text:p text:style-name="P10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4"><text:span text:style-name="T19">Μοίρες,</text:span> <text:span text:style-name="T18">[PD]</text:span>/<text:span text:style-name="T18">[PM]/[PY]</text:span></text:p>
            <text:p text:style-name="P14"/>
            <text:p text:style-name="P14">Aριθμός πρωτοκόλλου: <text:span text:style-name="T18">[PNO]</text:span></text:p>
          </table:table-cell>
        </table:table-row>
        <table:table-row>
          <table:table-cell table:style-name="Πίνακας1.A1" office:value-type="string">
            <text:p text:style-name="P12"><text:span text:style-name="T1">Μοίρες, Δήμος Φαιστού, </text:span>τ.κ. 70400</text:p>
            <text:p text:style-name="P11">τηλ. 2892023416, φαξ 2892022100</text:p>
            <text:p text:style-name="P9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5">mail@1epal-moiron.ira.sch.gr</text:p>
          </table:table-cell>
          <table:table-cell table:style-name="Πίνακας1.B2" office:value-type="string">
            <text:p text:style-name="P14">Αρίθμ. Απόφασης <text:span text:style-name="T18">[DNO]</text:span>/<text:span text:style-name="T18">[DY]</text:span></text:p>
          </table:table-cell>
        </table:table-row>
      </table:table>
      <text:p text:style-name="P1"/>
      <text:p text:style-name="P2"><text:span text:style-name="T12">Θέμα</text:span>: <text:span text:style-name="T14">Χορήγηση </text:span><text:span text:style-name="T17">αναρρωτικής</text:span><text:span text:style-name="T14"> άδειας </text:span><text:span text:style-name="T16">απουσίας </text:span><text:span text:style-name="T15">σε [ANAPLIROTI]</text:span></text:p>
      <text:p text:style-name="P2"><text:span text:style-name="T15"/></text:p>
      <text:p text:style-name="P4">Έχοντας υπόψη </text:p>
      <text:p text:style-name="P4"/>
      <text:list xml:id="list2524317274" text:style-name="L1">
        <text:list-item>
          <text:p text:style-name="P17">Το Κεφ. Δ του Ν.993/1979 «Περί του επί συμβάσεως εργασίας Ιδιωτικού Δικαίου Προσωπικού του Δημοσίου» (ΦΕΚ281/1979/τ.Α΄όπως κωδικοποιήθηκε με το ΠΔ 410/1988.</text:p>
        </text:list-item>
        <text:list-item>
          <text:p text:style-name="P17">Τις διατάξεις των άρθρων 657 και 658 του Αστ. Κώδ. και του άρθρου 11 του Ν.2874/2000, εγκύκλιος με αριθμ. 79/14-7-1999 ΙΚΑ, έγγραφο με αρ.πρωτ. Π06/40/29-4-2013 ΙΚΑ.</text:p>
        </text:list-item>
        <text:list-item>
          <text:p text:style-name="P17">Τις διατάξεις του Ν.4210 / 2013(ΦΕΚ 254 / τ. Α / 21-11-2013) με θέμα «Ρυθμίσεις Διοικητικής Μεταρρύθμισης &amp; Ηλεκτρονικής Διακυβέρνησης και άλλες διατάξεις».</text:p>
        </text:list-item>
        <text:list-item>
          <text:p text:style-name="P17">Τη με αριθμό Φ.351.5/43/67822/Δ1/05-05-2014 (ΑΔΑ: ΒΙΦΓ9-4ΘΑ) εγκύκλιο του ΥΠ.Π.Θ. με θέμα: «Άδειες εκπαιδευτικών Πρωτοβάθμιας και Δευτεροβάθμιας εκπαίδευσης» </text:p>
        </text:list-item>
        <text:list-item>
          <text:p text:style-name="P17">Τη με αριθμό Φ353.1/324/105657/Δ1/08-10-2002 (ΦΕΚ 1340 τ. Β΄ /16-10-2002), <text:s/>Υπουργική Απόφαση (καθήκοντα και αρμοδιότητες Περ/κών Δ/ντών και των Προϊσταμένων Τμημάτων των Δ/νσεων αυτών) όπως συμπληρώθηκε από το εδάφιο κδ’ της υπ. Αριθμ. Φ.353.1/3/102865/Δ1/4-10-2005 Υ.Α</text:p>
        </text:list-item>
        <text:list-item>
          <text:p text:style-name="P17">Τη με αριθμό Φ353.1/26/153324/Δ1/25-09-2014 (ΦΕΚ 2648 <text:s/>τ. Β΄ /07-10-2014), <text:s/>Υπουργική Απόφαση (καθήκοντα και αρμοδιότητες Διευθυντών Σχολικών Μονάδων) με την οποία τροποποιείται η με αριθμό Φ353.1/324/105657/Δ1/08-10-2002 (ΦΕΚ 1340 τ. Β΄/16-10-2002) Υπουργική Απόφαση. </text:p>
        </text:list-item>
        <text:list-item>
          <text:p text:style-name="P18"><text:span text:style-name="T20">Την από </text:span><text:span text:style-name="T13">[DATE_OF_REQUEST]</text:span><text:span text:style-name="T20"> και με αριθμ. πρωτ. </text:span><text:span text:style-name="T13">[PROTOCOL_OF_REQUEST]</text:span><text:span text:style-name="T20"> αίτηση [TOY] [ANAPLIROTI_GEN] </text:span><text:span text:style-name="T12">[LAST_NAME_GEN] [FIRST_NAME_GEN]</text:span><text:span text:style-name="T20"> του </text:span><text:span text:style-name="T13">[FATHER_NAME_GEN]</text:span><text:span text:style-name="T20">, εκπαιδευτικού λειτουργού κλάδου </text:span><text:span text:style-name="T13">[SPECIALTY]</text:span><text:span text:style-name="T20">.</text:span></text:p>
        </text:list-item>
      </text:list>
      <text:p text:style-name="P7"><text:s text:c="6"/>[EXTRA_DOCUMENT_1]</text:p>
      <text:p text:style-name="P7"><text:s text:c="6"/>[EXTRA_DOCUMENT_2]</text:p>
      <text:p text:style-name="P3">ΑΠΟΦΑΣΙΖΟΥΜΕ</text:p>
      <text:p text:style-name="P3"/>
      <text:p text:style-name="P23"><text:span text:style-name="T4">Χορηγούμε </text:span><text:span text:style-name="T5">[STON] </text:span><text:span text:style-name="T7">[ANAPLIROTI]</text:span><text:span text:style-name="T12"> [LAST_NAME_AIT] [FIRST_NAME_AIT]</text:span><text:span text:style-name="T4"> του </text:span><text:span text:style-name="T11">[FATHER_NAME_GEN],</text:span><text:span text:style-name="T4"> εκπαιδευτικ</text:span><text:span text:style-name="T6">ό</text:span><text:span text:style-name="T4"> κλάδου </text:span><text:span text:style-name="T11">[SPECIALTY]</text:span><text:span text:style-name="T4">, </text:span><text:span text:style-name="T11">[DAYS_DURATION]</text:span><text:span text:style-name="T4"> </text:span><text:span text:style-name="T10">ΑΝΑΡΡΩΤΙΚΗ</text:span><text:span text:style-name="T4"> άδεια απουσίας</text:span><text:span text:style-name="T9">,</text:span><text:span text:style-name="T8"> </text:span><text:span text:style-name="T4">με αποδοχές από </text:span><text:span text:style-name="T11">[STARTING_DATE]</text:span><text:span text:style-name="T4"> έως και </text:span><text:span text:style-name="T11">[ENDING_DATE]</text:span><text:span text:style-name="T4"> για τους λόγους που αναφέρονται στην αίτησή </text:span><text:span text:style-name="T5">[TOY]</text:span><text:span text:style-name="T4">. </text:span></text:p>
      <text:p text:style-name="P4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5"/>
          </table:table-cell>
          <table:table-cell table:style-name="Πίνακας2.A1" office:value-type="string">
            <text:p text:style-name="P6">[MANAGER]</text:p>
            <text:p text:style-name="P6"/>
          </table:table-cell>
        </table:table-row>
        <table:table-row>
          <table:table-cell table:style-name="Πίνακας2.A1" office:value-type="string">
            <text:list xml:id="list3338485368" text:style-name="L2">
              <text:list-header>
                <text:p text:style-name="P20"/>
              </text:list-header>
            </text:list>
          </table:table-cell>
          <table:table-cell table:style-name="Πίνακας2.B2" office:value-type="string">
            <text:p text:style-name="P8"/>
            <text:p text:style-name="P8">[MANAGER_FULL_NAME]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2-18T16:30:19.044367415</dc:date>
    <dc:creator>Ιωάννης Χαριτάκης</dc:creator>
    <meta:editing-duration>PT3H26M33S</meta:editing-duration>
    <meta:editing-cycles>28</meta:editing-cycles>
    <meta:generator>LibreOffice/5.3.7.2.0$Linux_X86_64 LibreOffice_project/30m0$Build-2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1" meta:word-count="262" meta:character-count="2187" meta:non-whitespace-character-count="1940"/>
  </office:meta>
</office:document-meta>
</file>